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general state (dispatched by server)</text:p>
          </table:table-cell>
          <table:table-cell table:number-columns-repeated="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game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rid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ield (x 25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ndex</text:p>
          </table:table-cell>
          <table:table-cell office:value-type="string" calcext:value-type="string">
            <text:p>(0 – 24) / (1 – 25)</text:p>
          </table:table-cell>
        </table:table-row>
        <table:table-row table:style-name="ro1">
          <table:table-cell table:style-name="ce2" table:number-columns-repeated="2"/>
          <table:table-cell table:style-name="ce1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content: </text:p>
          </table:table-cell>
          <table:table-cell table:style-name="ce8" office:value-type="string" calcext:value-type="string">
            <text:p>-2 till 8</text:p>
          </table:table-cell>
        </table:table-row>
        <table:table-row table:style-name="ro1"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/>
          <table:table-cell table:number-columns-repeated="4"/>
          <table:table-cell office:value-type="string" calcext:value-type="string">
            <text:p>clicked:</text:p>
          </table:table-cell>
          <table:table-cell office:value-type="string" calcext:value-type="string">
            <text:p>false / left / righ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ayer:</text:p>
          </table:table-cell>
          <table:table-cell office:value-type="string" calcext:value-type="string">
            <text:p>[player-id]</text:p>
          </table:table-cell>
        </table:table-row>
        <table:table-row table:style-name="ro1">
          <table:table-cell table:style-name="ce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4"/>
          <table:table-cell table:style-name="ce3" office:value-type="string" calcext:value-type="string">
            <text:p>disabled: 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ce2" table:number-columns-repeated="2"/>
          <table:table-cell table:style-name="ce1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layer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laye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cor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6" office:value-type="string" calcext:value-type="string">
            <text:p>send by clien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layer 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field (clicked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string" calcext:value-type="string">
            <text:p>clicked (true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ouse button</text:p>
          </table:table-cell>
          <table:table-cell office:value-type="string" calcext:value-type="string">
            <text:p>left / righ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-00-0000</text:date>, <text:time style:data-style-name="N2" text:time-value="12:06:35.576419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1:24:19.773653049</meta:creation-date>
    <dc:date>2017-12-04T12:36:52.756299620</dc:date>
    <meta:editing-duration>PT28M4S</meta:editing-duration>
    <meta:editing-cycles>2</meta:editing-cycles>
    <meta:generator>LibreOffice/5.4.3.2$MacOSX_X86_64 LibreOffice_project/92a7159f7e4af62137622921e809f8546db437e5</meta:generator>
    <meta:document-statistic meta:table-count="1" meta:cell-count="67" meta:object-count="0"/>
  </office:meta>
</office:document-meta>
</file>